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2875a" officeooo:paragraph-rsid="0032875a"/>
    </style:style>
    <style:style style:name="P22" style:family="paragraph" style:parent-style-name="Standard">
      <style:text-properties officeooo:rsid="00341821" officeooo:paragraph-rsid="0034443f"/>
    </style:style>
    <style:style style:name="P23" style:family="paragraph" style:parent-style-name="Standard">
      <style:text-properties officeooo:rsid="0034443f" officeooo:paragraph-rsid="0034443f"/>
    </style:style>
    <style:style style:name="P2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5"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26"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27"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1" style:family="paragraph" style:parent-style-name="Standard">
      <style:paragraph-properties fo:margin-left="0.4925in" fo:margin-right="0in" fo:text-indent="0in" style:auto-text-indent="false"/>
      <style:text-properties officeooo:rsid="001caf90" officeooo:paragraph-rsid="001caf90"/>
    </style:style>
    <style:style style:name="P32" style:family="paragraph" style:parent-style-name="Standard">
      <style:paragraph-properties fo:margin-left="0.4925in" fo:margin-right="0in" fo:text-indent="0in" style:auto-text-indent="false"/>
      <style:text-properties officeooo:rsid="001e6538" officeooo:paragraph-rsid="001e6538"/>
    </style:style>
    <style:style style:name="P33" style:family="paragraph" style:parent-style-name="Standard">
      <style:paragraph-properties fo:margin-left="0in" fo:margin-right="0in" fo:text-indent="0in" style:auto-text-indent="false"/>
      <style:text-properties officeooo:rsid="001a14c4" officeooo:paragraph-rsid="001a14c4"/>
    </style:style>
    <style:style style:name="P34" style:family="paragraph" style:parent-style-name="Text_20_body">
      <style:text-properties officeooo:rsid="002275d4" officeooo:paragraph-rsid="002275d4"/>
    </style:style>
    <style:style style:name="P35" style:family="paragraph" style:parent-style-name="Text_20_body">
      <style:text-properties officeooo:rsid="00244b4e" officeooo:paragraph-rsid="00244b4e"/>
    </style:style>
    <style:style style:name="P36"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37"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38" style:family="paragraph" style:parent-style-name="Table_20_Contents">
      <style:paragraph-properties fo:text-align="center" style:justify-single-word="false"/>
      <style:text-properties officeooo:rsid="0031e004"/>
    </style:style>
    <style:style style:name="P39" style:family="paragraph" style:parent-style-name="Table_20_Contents">
      <style:paragraph-properties fo:text-align="center" style:justify-single-word="false"/>
      <style:text-properties officeooo:rsid="0031e004" officeooo:paragraph-rsid="0031e004"/>
    </style:style>
    <style:style style:name="P40"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41" style:family="paragraph" style:parent-style-name="Standard" style:list-style-name="L1">
      <style:text-properties officeooo:rsid="001a14c4" officeooo:paragraph-rsid="001a14c4"/>
    </style:style>
    <style:style style:name="P42" style:family="paragraph" style:parent-style-name="Standard" style:list-style-name="L1">
      <style:text-properties officeooo:rsid="001a7838" officeooo:paragraph-rsid="001a79b8"/>
    </style:style>
    <style:style style:name="P43" style:family="paragraph" style:parent-style-name="Standard" style:list-style-name="L1">
      <style:text-properties officeooo:rsid="001a7838" officeooo:paragraph-rsid="001a7838"/>
    </style:style>
    <style:style style:name="P44" style:family="paragraph" style:parent-style-name="Standard">
      <style:text-properties officeooo:rsid="0034443f" officeooo:paragraph-rsid="0034443f"/>
    </style:style>
    <style:style style:name="P45" style:family="paragraph" style:parent-style-name="Standard">
      <style:text-properties officeooo:rsid="002f7bf3" officeooo:paragraph-rsid="002f7bf3"/>
    </style:style>
    <style:style style:name="P46" style:family="paragraph" style:parent-style-name="Standard">
      <style:text-properties officeooo:rsid="00370972" officeooo:paragraph-rsid="00370972"/>
    </style:style>
    <style:style style:name="P47" style:family="paragraph" style:parent-style-name="Standard">
      <style:paragraph-properties fo:margin-left="0.4925in" fo:margin-right="0in" fo:text-indent="0in" style:auto-text-indent="false"/>
      <style:text-properties officeooo:rsid="00370972" officeooo:paragraph-rsid="00370972"/>
    </style:style>
    <style:style style:name="P48"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49" style:family="paragraph" style:parent-style-name="Heading_20_3">
      <style:text-properties officeooo:rsid="002275d4" officeooo:paragraph-rsid="002275d4"/>
    </style:style>
    <style:style style:name="P50"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6-21T18:57:00.906319725">06/21/19</text:date></text:p>
      <text:p text:style-name="P2"/>
      <text:h text:style-name="P49" text:outline-level="3">Hardware</text:h>
      <text:p text:style-name="P34">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35">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This is not likely to be an issue except maybe for Network Auto-Boot in the Monitor ROM. </text:span>Both RDY and SCS are bit 0 of their respective input/output ports.</text:p>
      <text:h text:style-name="P50"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text:span><text:soft-page-break/><text:span text:style-name="T1">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4">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0">N <text:span text:style-name="T3">node-id</text:span></text:p>
      <text:p text:style-name="P30">I <text:span text:style-name="T3">ip-addr</text:span></text:p>
      <text:p text:style-name="P30">G <text:span text:style-name="T3">gateway-ip</text:span></text:p>
      <text:p text:style-name="P30">S <text:span text:style-name="T3">sub-net-mask</text:span></text:p>
      <text:p text:style-name="P30">M <text:span text:style-name="T3">mac-addr</text:span></text:p>
      <text:p text:style-name="P30">{0-<text:span text:style-name="T8">7</text:span>} <text:span text:style-name="T3">node-id ip-addr port</text:span></text:p>
      <text:p text:style-name="P33"/>
      <text:list xml:id="list3751547556" text:style-name="L1">
        <text:list-item>
          <text:p text:style-name="P41">The commands ‘0’, ‘1’, ‘2’, ... ‘<text:span text:style-name="T8">7</text:span>’ are used to setup remote servers using sockets 0, 1, 2, ... <text:span text:style-name="T8">7</text:span>, respectively.</text:p>
        </text:list-item>
        <text:list-item>
          <text:p text:style-name="P41">‘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42">IP Addresses (‘I’, ‘G’, ‘S’, param 2 of {0-<text:span text:style-name="T8">7</text:span>}) use dotted decimal format.</text:p>
        </text:list-item>
        <text:list-item>
          <text:p text:style-name="P42">MAC addresses use colon-hex format. <text:span text:style-name="T15">Note that programming the MAC address in the WIZ850io is not required.</text:span></text:p>
        </text:list-item>
        <text:list-item>
          <text:p text:style-name="P43"><text:soft-page-break/>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includes hardware to automatically program a MAC address into the W5500 (the network chip). This means it is not necessary to set a MAC address before using the device.</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31">FMT – <text:span text:style-name="T7">00 request, 01 response.</text:span></text:p>
      <text:p text:style-name="P32">DID – destination node ID.</text:p>
      <text:p text:style-name="P32">SID – source (sender) node ID.</text:p>
      <text:p text:style-name="P32">FNC – BDOS function code *.</text:p>
      <text:p text:style-name="P32">SIZ – payload size -1.</text:p>
      <text:p text:style-name="P32">*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text:soft-page-break/>Example: Setting up a CpnetSocketServer for WIZ850io</text:h>
      <text:p text:style-name="P15">CpnetSocketServer uses a configuration file to specify settings. This file is plain text and contains “property = value” lines. The most-relevant properties are:</text:p>
      <text:p text:style-name="P15"/>
      <text:p text:style-name="P36">cpnetserver_host<text:tab/>The hostname or IP address on which to listen for connections.</text:p>
      <text:p text:style-name="P37">cpnetserver_port<text:tab/>The port number on which to listen for connections.</text:p>
      <text:p text:style-name="P37">cpnetserver_root_dir<text:tab/>The top-level directory to export to CP/NET clients. Create subdirectories “a” through “p”, for drives A: through P:.</text:p>
      <text:p text:style-name="P37">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25">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26"># These are for CpnetSocketServer.jar</text:p>
      <text:p text:style-name="P26">#cpnetserver_log = cpnet00.log</text:p>
      <text:p text:style-name="P26"/>
      <text:p text:style-name="P26">cpnetserver_host = 192.168.1.17</text:p>
      <text:p text:style-name="P26">cpnetserver_port = 31100</text:p>
      <text:p text:style-name="P26">cpnetserver_temp = P</text:p>
      <text:p text:style-name="P26">cpnetserver_sid = 00</text:p>
      <text:p text:style-name="P26">cpnetserver_max = 16</text:p>
      <text:p text:style-name="P26">cpnetserver_root_dir = /home/drmiller/CpnetServer00</text:p>
      <text:p text:style-name="P26"/>
      <text:p text:style-name="P26"># Up to 16 printers, 0-f</text:p>
      <text:p text:style-name="P26">cpnetserver_lst5 = Diablo630Stream file=lst00.5.ps</text:p>
      <text:p text:style-name="P26"/>
      <text:p text:style-name="P26">diablo630_nogui = true</text:p>
      <text:p text:style-name="P26">diablo630_jobend = save</text:p>
      <text:p text:style-name="P16"/>
      <text:p text:style-name="P16">Other properties are explained below.</text:p>
      <text:p text:style-name="P15"/>
      <text:h text:style-name="Heading_20_3" text:outline-level="3">Example: Setting up a CP/NET client on CP/M 3</text:h>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26">wizcfg n 02</text:p>
      <text:p text:style-name="P26">wizcfg i 192.168.1.200</text:p>
      <text:p text:style-name="P26">wizcfg g 192.168.1.1</text:p>
      <text:p text:style-name="P26"><text:soft-page-break/>wizcfg s 255.255.255.0</text:p>
      <text:p text:style-name="P26">wizcfg 0 00 192.168.1.17 31100</text:p>
      <text:p text:style-name="P16"/>
      <text:p text:style-name="P16">This sets the CP/NET client node ID to “02”, the client IP address to “192.168.1.200”, the gateway address to “192.168.1.1”, and the network mask to “255.255.255.0”.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26">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27">A&gt;netstat</text:p>
      <text:p text:style-name="P27"/>
      <text:p text:style-name="P27">CP/NET Status</text:p>
      <text:p text:style-name="P27">=============</text:p>
      <text:p text:style-name="P27">Requester ID = 02H</text:p>
      <text:p text:style-name="P27">Network Status Byte = 10H</text:p>
      <text:p text:style-name="P27">Device status:</text:p>
      <text:p text:style-name="P27"><text:s text:c="2"/>Drive P: = Drive C: on Network Server ID = 00H</text:p>
      <text:p text:style-name="P27">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28">rsxrm ndos3</text:p>
      <text:p text:style-name="P18"><text:soft-page-break/>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Example: Setting up CP/NET 1.2 on CP/M 2.2</text:h>
      <text:p text:style-name="P46">CP/NET 1.2 (for CP/M 2.2) may also be run. Note that this will consume more TPA than the CP/M 3 version, and requires a cold boot (system RESET) to remove.</text:p>
      <text:p text:style-name="P46"/>
      <text:p text:style-name="P46">The standard CP/NET 1.2 distribution files are used, in combination with “snios-w.spr” (which must be renamed to “SNIOS.SPR”) and the WIZCFG.COM and associated utilities and files. CP/NET 1.2 distribution files are available here (as well as other sources):</text:p>
      <text:p text:style-name="P46"/>
      <text:p text:style-name="P47"><text:a xlink:type="simple" xlink:href="https://github.com/durgadas311/MmsCpm3/tree/master/net/dist/bin" text:style-name="Internet_20_link" text:visited-style-name="Visited_20_Internet_20_Link">https://github.com/durgadas311/MmsCpm3/tree/master/net/dist/bin</text:a></text:p>
      <text:p text:style-name="P46"/>
      <text:p text:style-name="P46">Copy all these files onto a bootable CP/M 2.2 disk (with standard CP/M utilities). Boot this disk and setup the WIZ850io (e.g. SUBMIT NETCFG). Then start CP/NET with the program CPNETLDR.COM. You will get output like this:</text:p>
      <text:p text:style-name="P46"/>
      <text:p text:style-name="P48">A&gt;cpnetldr</text:p>
      <text:p text:style-name="P48"/>
      <text:p text:style-name="P48"/>
      <text:p text:style-name="P48">CP/NET 1.2 Loader</text:p>
      <text:p text:style-name="P48">=================</text:p>
      <text:p text:style-name="P48"/>
      <text:p text:style-name="P48">BIOS <text:s text:c="8"/>EB00H <text:s/>1500H</text:p>
      <text:p text:style-name="P48">BDOS <text:s text:c="8"/>DD00H <text:s/>0E00H</text:p>
      <text:p text:style-name="P48">SNIOS <text:s text:c="2"/>SPR <text:s/>D900H <text:s/>0400H</text:p>
      <text:p text:style-name="P48">NDOS <text:s text:c="3"/>SPR <text:s/>CD00H <text:s/>0C00H</text:p>
      <text:p text:style-name="P48">TPA <text:s text:c="9"/>0000H <text:s/>CD00H</text:p>
      <text:p text:style-name="P48"/>
      <text:p text:style-name="P48">CP/NET 1.2 loading complete.</text:p>
      <text:p text:style-name="P48"/>
      <text:p text:style-name="P48">A&gt;</text:p>
      <text:p text:style-name="P46"/>
      <text:p text:style-name="P46">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46"/>
      <text:h text:style-name="Heading_20_3" text:outline-level="3">Network Boot</text:h>
      <text:p text:style-name="P22">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22"><text:soft-page-break/></text:p>
      <text:p text:style-name="P23">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p>
      <text:p text:style-name="P22"/>
      <text:p text:style-name="P23"><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Advanced Operation</text:h>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29">Usage: WIZDBG {G bsb off num}</text:p>
      <text:p text:style-name="P29"><text:s text:c="7"/>WIZDBG {S bsb off dat...}</text:p>
      <text:p text:style-name="P29"><text:s text:c="7"/>bsb = Block Select Bits, hex 00..1F</text:p>
      <text:p text:style-name="P29"><text:s text:c="7"/>off = Offset within BSB, hex</text:p>
      <text:p text:style-name="P29"><text:s text:c="7"/>num = Number of bytes to GET, dec</text:p>
      <text:p text:style-name="P29"><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29">A&gt;wizdbg g 0 0 32</text:p>
      <text:p text:style-name="P29">00:0000 00 00 00 00 00 00 00 00 00 00 08 DC EB 2D DE 00</text:p>
      <text:p text:style-name="P29">00:0010 00 00 00 00 00 00 00 00 00 07 D0 08 28 00 00 00</text:p>
      <text:p text:style-name="P29">A&gt;</text:p>
      <text:p text:style-name="P19"/>
      <text:p text:style-name="P19">In this example, the chip has not been configured yet so only the MAC address, Retry Time, Retry Count, and PPP LCP Request Timer fields have non-zero values. The MAC address in this case is 00:08:DC:EB:2D:DE.</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40">Socket</text:p>
            </table:table-cell>
            <table:table-cell table:style-name="Table1.A1" office:value-type="string">
              <text:p text:style-name="P40">Socket Registers BSB</text:p>
            </table:table-cell>
            <table:table-cell table:style-name="Table1.A1" office:value-type="string">
              <text:p text:style-name="P40">Tx Buffer BSB</text:p>
            </table:table-cell>
            <table:table-cell table:style-name="Table1.D1" office:value-type="string">
              <text:p text:style-name="P40">Rx Buffer BSB</text:p>
            </table:table-cell>
          </table:table-row>
        </table:table-header-rows>
        <table:table-row>
          <table:table-cell table:style-name="Table1.A2" office:value-type="string">
            <text:p text:style-name="P39">0</text:p>
          </table:table-cell>
          <table:table-cell table:style-name="Table1.A2" office:value-type="string">
            <text:p text:style-name="P39">01</text:p>
          </table:table-cell>
          <table:table-cell table:style-name="Table1.A2" office:value-type="string">
            <text:p text:style-name="P39">02</text:p>
          </table:table-cell>
          <table:table-cell table:style-name="Table1.D2" office:value-type="string">
            <text:p text:style-name="P39">03</text:p>
          </table:table-cell>
        </table:table-row>
        <text:soft-page-break/>
        <table:table-row>
          <table:table-cell table:style-name="Table1.A2" office:value-type="string">
            <text:p text:style-name="P39">1</text:p>
          </table:table-cell>
          <table:table-cell table:style-name="Table1.A2" office:value-type="string">
            <text:p text:style-name="P39">05</text:p>
          </table:table-cell>
          <table:table-cell table:style-name="Table1.A2" office:value-type="string">
            <text:p text:style-name="P39">06</text:p>
          </table:table-cell>
          <table:table-cell table:style-name="Table1.D2" office:value-type="string">
            <text:p text:style-name="P39">07</text:p>
          </table:table-cell>
        </table:table-row>
        <table:table-row>
          <table:table-cell table:style-name="Table1.A2" office:value-type="string">
            <text:p text:style-name="P39">2</text:p>
          </table:table-cell>
          <table:table-cell table:style-name="Table1.A2" office:value-type="string">
            <text:p text:style-name="P39">09</text:p>
          </table:table-cell>
          <table:table-cell table:style-name="Table1.A2" office:value-type="string">
            <text:p text:style-name="P39">0A</text:p>
          </table:table-cell>
          <table:table-cell table:style-name="Table1.D2" office:value-type="string">
            <text:p text:style-name="P39">0B</text:p>
          </table:table-cell>
        </table:table-row>
        <table:table-row>
          <table:table-cell table:style-name="Table1.A2" office:value-type="string">
            <text:p text:style-name="P39">3</text:p>
          </table:table-cell>
          <table:table-cell table:style-name="Table1.A2" office:value-type="string">
            <text:p text:style-name="P39">0D</text:p>
          </table:table-cell>
          <table:table-cell table:style-name="Table1.A2" office:value-type="string">
            <text:p text:style-name="P39">0E</text:p>
          </table:table-cell>
          <table:table-cell table:style-name="Table1.D2" office:value-type="string">
            <text:p text:style-name="P39">0F</text:p>
          </table:table-cell>
        </table:table-row>
        <table:table-row>
          <table:table-cell table:style-name="Table1.A2" office:value-type="string">
            <text:p text:style-name="P39">4</text:p>
          </table:table-cell>
          <table:table-cell table:style-name="Table1.A2" office:value-type="string">
            <text:p text:style-name="P39">11</text:p>
          </table:table-cell>
          <table:table-cell table:style-name="Table1.A2" office:value-type="string">
            <text:p text:style-name="P39">12</text:p>
          </table:table-cell>
          <table:table-cell table:style-name="Table1.D2" office:value-type="string">
            <text:p text:style-name="P39">13</text:p>
          </table:table-cell>
        </table:table-row>
        <table:table-row>
          <table:table-cell table:style-name="Table1.A2" office:value-type="string">
            <text:p text:style-name="P39">5</text:p>
          </table:table-cell>
          <table:table-cell table:style-name="Table1.A2" office:value-type="string">
            <text:p text:style-name="P39">15</text:p>
          </table:table-cell>
          <table:table-cell table:style-name="Table1.A2" office:value-type="string">
            <text:p text:style-name="P39">16</text:p>
          </table:table-cell>
          <table:table-cell table:style-name="Table1.D2" office:value-type="string">
            <text:p text:style-name="P38">17</text:p>
          </table:table-cell>
        </table:table-row>
        <table:table-row>
          <table:table-cell table:style-name="Table1.A2" office:value-type="string">
            <text:p text:style-name="P39">6</text:p>
          </table:table-cell>
          <table:table-cell table:style-name="Table1.A2" office:value-type="string">
            <text:p text:style-name="P39">19</text:p>
          </table:table-cell>
          <table:table-cell table:style-name="Table1.A2" office:value-type="string">
            <text:p text:style-name="P39">1A</text:p>
          </table:table-cell>
          <table:table-cell table:style-name="Table1.D2" office:value-type="string">
            <text:p text:style-name="P39">1B</text:p>
          </table:table-cell>
        </table:table-row>
        <table:table-row>
          <table:table-cell table:style-name="Table1.A2" office:value-type="string">
            <text:p text:style-name="P39">7</text:p>
          </table:table-cell>
          <table:table-cell table:style-name="Table1.A2" office:value-type="string">
            <text:p text:style-name="P39">1D</text:p>
          </table:table-cell>
          <table:table-cell table:style-name="Table1.A2" office:value-type="string">
            <text:p text:style-name="P39">1E</text:p>
          </table:table-cell>
          <table:table-cell table:style-name="Table1.D2" office:value-type="string">
            <text:p text:style-name="P39">1F</text:p>
          </table:table-cell>
        </table:table-row>
      </table:table>
      <text:p text:style-name="P20"/>
      <text:p text:style-name="P20">Consult the W5500 Datasheet for the meanings of the offsets within a BSB.</text:p>
      <text:p text:style-name="P20"/>
      <text:p text:style-name="P21">The SET option is currently <text:span text:style-name="T18">not allowed</text:span> if CP/NET is 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1T18:57:00.843332540</dc:date>
    <meta:editing-duration>PT1H14M4S</meta:editing-duration>
    <meta:editing-cycles>20</meta:editing-cycles>
    <meta:generator>LibreOffice/6.0.7.3$Linux_X86_64 LibreOffice_project/00m0$Build-3</meta:generator>
    <meta:document-statistic meta:table-count="1" meta:image-count="0" meta:object-count="0" meta:page-count="8" meta:paragraph-count="168" meta:word-count="2849" meta:character-count="16832" meta:non-whitespace-character-count="14076"/>
  </office:meta>
</office:document-meta>
</file>